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2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1.62cm"/>
    </style:style>
    <style:style style:name="gr4" style:family="graphic" style:parent-style-name="standard">
      <style:graphic-properties draw:stroke="none" svg:stroke-color="#000000" draw:fill="none" draw:fill-color="#ffffff" fo:min-height="1.216cm"/>
    </style:style>
    <style:style style:name="gr5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solid" draw:fill-color="#729fcf"/>
      <style:paragraph-properties fo:text-align="center"/>
      <style:text-properties style:font-name="Nimbus Roman1" fo:font-size="18pt" fo:font-style="italic" style:font-size-asian="18pt" style:font-size-complex="18pt"/>
    </style:style>
    <style:style style:name="P3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06cm" svg:height="1.436cm" svg:x="0.897cm" svg:y="6.954cm">
          <draw:text-box>
            <text:p><text:span text:style-name="T1">r</text:span><text:span text:style-name="T2">f</text:span><text:span text:style-name="T3">0</text:span></text:p>
          </draw:text-box>
        </draw:frame>
        <draw:frame draw:style-name="gr2" draw:text-style-name="P1" draw:layer="layout" svg:width="1.705cm" svg:height="1.436cm" svg:x="4.007cm" svg:y="6.954cm">
          <draw:text-box>
            <text:p><text:span text:style-name="T1">r</text:span><text:span text:style-name="T2">f</text:span><text:span text:style-name="T3">2</text:span></text:p>
          </draw:text-box>
        </draw:frame>
        <draw:frame draw:style-name="gr3" draw:text-style-name="P1" draw:layer="layout" svg:width="2.12cm" svg:height="1.251cm" svg:x="5.455cm" svg:y="7.081cm">
          <draw:text-box>
            <text:p><text:span text:style-name="T4">...</text:span></text:p>
          </draw:text-box>
        </draw:frame>
        <draw:frame draw:style-name="gr4" draw:text-style-name="P1" draw:layer="layout" svg:width="2.619cm" svg:height="1.466cm" svg:x="20.535cm" svg:y="6.924cm">
          <draw:text-box>
            <text:p><text:span text:style-name="T1">r</text:span><text:span text:style-name="T2">f</text:span><text:span text:style-name="T5">N</text:span></text:p>
          </draw:text-box>
        </draw:frame>
        <draw:custom-shape draw:style-name="gr5" draw:text-style-name="P2" draw:layer="layout" svg:width="0.162cm" svg:height="0.164cm" svg:x="1.297cm" svg:y="3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3cm" svg:height="0.164cm" svg:x="4.575cm" svg:y="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5cm" svg:height="0.163cm" svg:x="7.858cm" svg:y="2.3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3cm" svg:height="0.162cm" svg:x="11.135cm" svg:y="3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3cm" svg:height="0.164cm" svg:x="14.387cm" svg:y="2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4cm" svg:height="0.164cm" svg:x="20.937cm" svg:y="3.40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388cm" svg:y1="6.014cm" svg:x2="21.026cm" svg:y2="6.014cm">
          <text:p/>
        </draw:line>
        <draw:line draw:style-name="gr6" draw:text-style-name="P3" draw:layer="layout" svg:x1="1.388cm" svg:y1="4.869cm" svg:x2="1.388cm" svg:y2="6.997cm">
          <text:p/>
        </draw:line>
        <draw:line draw:style-name="gr6" draw:text-style-name="P3" draw:layer="layout" svg:x1="3.025cm" svg:y1="4.869cm" svg:x2="3.025cm" svg:y2="6.997cm">
          <text:p/>
        </draw:line>
        <draw:line draw:style-name="gr6" draw:text-style-name="P3" draw:layer="layout" svg:x1="4.661cm" svg:y1="4.869cm" svg:x2="4.661cm" svg:y2="6.997cm">
          <text:p/>
        </draw:line>
        <draw:line draw:style-name="gr6" draw:text-style-name="P3" draw:layer="layout" svg:x1="6.298cm" svg:y1="4.869cm" svg:x2="6.298cm" svg:y2="6.997cm">
          <text:p/>
        </draw:line>
        <draw:line draw:style-name="gr6" draw:text-style-name="P3" draw:layer="layout" svg:x1="7.934cm" svg:y1="4.869cm" svg:x2="7.934cm" svg:y2="6.997cm">
          <text:p/>
        </draw:line>
        <draw:line draw:style-name="gr6" draw:text-style-name="P3" draw:layer="layout" svg:x1="9.571cm" svg:y1="4.869cm" svg:x2="9.571cm" svg:y2="6.997cm">
          <text:p/>
        </draw:line>
        <draw:line draw:style-name="gr6" draw:text-style-name="P3" draw:layer="layout" svg:x1="11.207cm" svg:y1="4.869cm" svg:x2="11.207cm" svg:y2="6.997cm">
          <text:p/>
        </draw:line>
        <draw:line draw:style-name="gr6" draw:text-style-name="P3" draw:layer="layout" svg:x1="12.844cm" svg:y1="4.869cm" svg:x2="12.844cm" svg:y2="6.997cm">
          <text:p/>
        </draw:line>
        <draw:line draw:style-name="gr6" draw:text-style-name="P3" draw:layer="layout" svg:x1="14.48cm" svg:y1="4.869cm" svg:x2="14.48cm" svg:y2="6.997cm">
          <text:p/>
        </draw:line>
        <draw:line draw:style-name="gr6" draw:text-style-name="P3" draw:layer="layout" svg:x1="16.117cm" svg:y1="4.869cm" svg:x2="16.117cm" svg:y2="6.997cm">
          <text:p/>
        </draw:line>
        <draw:line draw:style-name="gr6" draw:text-style-name="P3" draw:layer="layout" svg:x1="17.753cm" svg:y1="4.869cm" svg:x2="17.753cm" svg:y2="6.997cm">
          <text:p/>
        </draw:line>
        <draw:line draw:style-name="gr6" draw:text-style-name="P3" draw:layer="layout" svg:x1="19.39cm" svg:y1="4.869cm" svg:x2="19.39cm" svg:y2="6.997cm">
          <text:p/>
        </draw:line>
        <draw:line draw:style-name="gr6" draw:text-style-name="P3" draw:layer="layout" svg:x1="21.026cm" svg:y1="4.869cm" svg:x2="21.026cm" svg:y2="6.997cm">
          <text:p/>
        </draw:line>
        <draw:custom-shape draw:style-name="gr5" draw:text-style-name="P2" draw:layer="layout" svg:width="0.163cm" svg:height="0.163cm" svg:x="17.675cm" svg:y="4.23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705cm" svg:height="1.436cm" svg:x="2.389cm" svg:y="6.954cm">
          <draw:text-box>
            <text:p><text:span text:style-name="T1">r</text:span><text:span text:style-name="T2">f</text:span><text:span text:style-name="T3">1</text:span></text:p>
          </draw:text-box>
        </draw:frame>
        <draw:custom-shape draw:style-name="gr5" draw:text-style-name="P2" draw:layer="layout" svg:width="0.164cm" svg:height="0.164cm" svg:x="2.938cm" svg:y="1.8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4cm" svg:height="0.165cm" svg:x="6.229cm" svg:y="1.3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3cm" svg:height="0.163cm" svg:x="9.482cm" svg:y="3.5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3cm" svg:height="0.165cm" svg:x="12.769cm" svg:y="3.4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3cm" svg:height="0.163cm" svg:x="16.042cm" svg:y="3.0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3cm" svg:height="0.162cm" svg:x="19.316cm" svg:y="4.1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0:54.084806670</dc:date>
    <meta:editing-duration>PT2H17M33S</meta:editing-duration>
    <meta:editing-cycles>58</meta:editing-cycles>
    <meta:generator>LibreOffice/6.3.3.2$Linux_X86_64 LibreOffice_project/a64200df03143b798afd1ec74a12ab50359878ed</meta:generator>
    <meta:document-statistic meta:object-count="32"/>
  </office:meta>
</office:document-meta>
</file>